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hat is an escape sequence ?</text:p>
      <text:p text:style-name="Preformatted_20_Text">Escape Sequences are special characters -- you can use in strings which enable you to do thihngs such as Insert Quotes " " ' ' within them.</text:p>
      <text:p text:style-name="Preformatted_20_Text">To Make Different parts of Strings appear on diff lines in the output.</text:p>
      <text:p text:style-name="Preformatted_20_Text"/>
      <text:p text:style-name="Preformatted_20_Text">Escape Squences are like below:-</text:p>
      <text:p text:style-name="Preformatted_20_Text"/>
      <text:p text:style-name="Preformatted_20_Text">1. \t -- Used to make a Horizontal Space or Indent when working with strings.</text:p>
      <text:p text:style-name="Preformatted_20_Text"/>
      <text:p text:style-name="Preformatted_20_Text">Ex. print("This\tis\ta\tlot\tof\tspace")</text:p>
      <text:p text:style-name="Preformatted_20_Text">Output:- This<text:tab/>is<text:tab/>a<text:tab/>lot<text:tab/>of<text:tab/>space.</text:p>
      <text:p text:style-name="Preformatted_20_Text"/>
      <text:p text:style-name="Preformatted_20_Text"/>
      <text:p text:style-name="Preformatted_20_Text">2. \n -- New Line</text:p>
      <text:p text:style-name="Preformatted_20_Text"><text:s text:c="3"/>It is used to put whatever is typed after it(\n) on a next or new line.</text:p>
      <text:p text:style-name="Preformatted_20_Text"/>
      <text:p text:style-name="Preformatted_20_Text">Ex. print("Line one\nline two")</text:p>
      <text:p text:style-name="Preformatted_20_Text">Output:- Line one</text:p>
      <text:p text:style-name="Preformatted_20_Text"><text:s text:c="9"/>line two.</text:p>
      <text:p text:style-name="Preformatted_20_Text"/>
      <text:p text:style-name="Preformatted_20_Text">3. \' <text:s/>\' <text:s/>-- Put your output in single quotes or double quotes.</text:p>
      <text:p text:style-name="Preformatted_20_Text"><text:s text:c="3"/>\" <text:s/>\"</text:p>
      <text:p text:style-name="Preformatted_20_Text"/>
      <text:p text:style-name="Preformatted_20_Text">Ex. print("\"Do or do not. There is no try.\"")</text:p>
      <text:p text:style-name="Preformatted_20_Text">Output:- "Do or do not. There is no try."</text:p>
      <text:p text:style-name="Preformatted_20_Text"/>
      <text:p text:style-name="Preformatted_20_Text">4. \\ <text:s/>-- Used to put back slash \ after end of your sting.</text:p>
      <text:p text:style-name="Preformatted_20_Text">Ex. print("All escape sequence contain a \\.")</text:p>
      <text:p text:style-name="Preformatted_20_Text">Output:- "All escape sequence contain a \.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19" meta:word-count="166" meta:character-count="884" meta:non-whitespace-character-count="718"/>
    <meta:generator>LibreOffice/6.4.7.2$Linux_X86_64 LibreOffice_project/40$Build-2</meta:generator>
  </office:meta>
</office:document-meta>
</file>